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b17e" officeooo:paragraph-rsid="000c0b40"/>
    </style:style>
    <style:style style:name="P2" style:family="paragraph" style:parent-style-name="Standard">
      <style:paragraph-properties fo:line-height="200%" style:writing-mode="page"/>
      <style:text-properties fo:font-weight="bold" officeooo:rsid="001154c0" officeooo:paragraph-rsid="001154c0" style:font-weight-asian="bold" style:font-weight-complex="bold"/>
    </style:style>
    <style:style style:name="P3" style:family="paragraph" style:parent-style-name="Standard">
      <style:paragraph-properties fo:line-height="200%" fo:text-align="justify" style:justify-single-word="false" style:writing-mode="page"/>
      <style:text-properties fo:font-weight="bold" officeooo:rsid="001154c0" officeooo:paragraph-rsid="00130b76" style:font-weight-asian="bold" style:font-weight-complex="bold"/>
    </style:style>
    <style:style style:name="P4" style:family="paragraph" style:parent-style-name="Standard">
      <style:text-properties officeooo:rsid="000c0b40" officeooo:paragraph-rsid="001154c0"/>
    </style:style>
    <style:style style:name="P5" style:family="paragraph" style:parent-style-name="Standard">
      <style:paragraph-properties fo:line-height="200%" style:writing-mode="page"/>
      <style:text-properties officeooo:rsid="0017596d" officeooo:paragraph-rsid="0017596d"/>
    </style:style>
    <style:style style:name="P6" style:family="paragraph" style:parent-style-name="Standard">
      <style:paragraph-properties fo:line-height="200%" style:writing-mode="page"/>
      <style:text-properties officeooo:rsid="000c0b40" officeooo:paragraph-rsid="0017596d"/>
    </style:style>
    <style:style style:name="P7" style:family="paragraph" style:parent-style-name="Standard">
      <style:paragraph-properties fo:line-height="200%" style:writing-mode="page"/>
      <style:text-properties officeooo:rsid="000f67d6" officeooo:paragraph-rsid="0017596d"/>
    </style:style>
    <style:style style:name="P8" style:family="paragraph" style:parent-style-name="Standard">
      <style:paragraph-properties fo:line-height="200%" style:writing-mode="page"/>
      <style:text-properties officeooo:rsid="000db17e" officeooo:paragraph-rsid="0017596d"/>
    </style:style>
    <style:style style:name="P9" style:family="paragraph" style:parent-style-name="Standard">
      <style:paragraph-properties fo:line-height="200%" fo:break-before="page" style:writing-mode="page"/>
      <style:text-properties officeooo:rsid="0017596d" officeooo:paragraph-rsid="0017596d"/>
    </style:style>
    <style:style style:name="T1" style:family="text">
      <style:text-properties officeooo:rsid="0010e468"/>
    </style:style>
    <style:style style:name="T2" style:family="text">
      <style:text-properties fo:font-weight="normal" style:font-weight-asian="normal" style:font-weight-complex="normal"/>
    </style:style>
    <style:style style:name="T3" style:family="text">
      <style:text-properties fo:font-weight="normal" officeooo:rsid="000c0b40" style:font-weight-asian="normal" style:font-weight-complex="normal"/>
    </style:style>
    <style:style style:name="T4" style:family="text">
      <style:text-properties fo:font-weight="normal" officeooo:rsid="00123a12" style:font-weight-asian="normal" style:font-weight-complex="normal"/>
    </style:style>
    <style:style style:name="T5" style:family="text">
      <style:text-properties fo:font-weight="normal" officeooo:rsid="00130b76" style:font-weight-asian="normal" style:font-weight-complex="normal"/>
    </style:style>
    <style:style style:name="T6" style:family="text">
      <style:text-properties fo:font-weight="normal" officeooo:rsid="001349e8" style:font-weight-asian="normal" style:font-weight-complex="normal"/>
    </style:style>
    <style:style style:name="T7" style:family="text">
      <style:text-properties fo:font-weight="normal" officeooo:rsid="0013e009" style:font-weight-asian="normal" style:font-weight-complex="normal"/>
    </style:style>
    <style:style style:name="T8" style:family="text">
      <style:text-properties fo:font-weight="normal" officeooo:rsid="0013fc91" style:font-weight-asian="normal" style:font-weight-complex="normal"/>
    </style:style>
    <style:style style:name="T9" style:family="text">
      <style:text-properties officeooo:rsid="0013e009"/>
    </style:style>
    <style:style style:name="T10" style:family="text">
      <style:text-properties officeooo:rsid="0016dfd4"/>
    </style:style>
    <style:style style:name="T11" style:family="text">
      <style:text-properties officeooo:rsid="0017596d"/>
    </style:style>
    <style:style style:name="T12" style:family="text">
      <style:text-properties officeooo:rsid="001934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em d'exploitation</text:p>
      <text:p text:style-name="P3"><text:tab/><text:span text:style-name="T2">Le Raspberry Pi est compatible avec plusieurs systems d'exploitations: Fedora, Ubuntu, </text:span><text:span text:style-name="T5">RISC OS, Devian,</text:span><text:span text:style-name="T2"> Windows 10 Iot Core et plusieurs autres. Le </text:span><text:span text:style-name="T4">principale </text:span><text:span text:style-name="T2">système d'exploitation </text:span><text:span text:style-name="T4">est </text:span><text:span text:style-name="T2">Raspbian, </text:span><text:span text:style-name="T4">il s'agit d'un</text:span><text:span text:style-name="T2"> </text:span><text:span text:style-name="T3">system d'exploitation Linux </text:span><text:span text:style-name="T2">basé sur Debian. </text:span><text:span text:style-name="T4">Raspbian </text:span><text:span text:style-name="T2">a été </text:span><text:span text:style-name="T4">développé par la fondation Raspberry Pi pour tiré le plus de puissance possible d</text:span><text:span text:style-name="T8">u</text:span><text:span text:style-name="T4"> CPU </text:span><text:span text:style-name="T8">ARM</text:span><text:span text:style-name="T2">. Comme </text:span><text:span text:style-name="T4">beaucoup d'autres éléments qui ont attrait au Raspberry Pi, celui-ci est gratuit et « Open Source ». Un autre système d'exploitation très </text:span><text:span text:style-name="T5">inportant à nommer est <text:s/></text:span><text:span text:style-name="T2">Windows 10 Iot Core. </text:span><text:span text:style-name="T5">Cette version de Windows a été optimisé pour fonctionner sur de petits appareils. Dans le développement de cet OS, Windows met ses efforts pour </text:span><text:span text:style-name="T6">supporter</text:span><text:span text:style-name="T5"> quatres cartes (boards) </text:span><text:span text:style-name="T6">. Le Raspberry Pi 2 et 3, le MinnowBoard Max et le DragonBoard 410c. Le DragonBoard 410c et le MinnowBoard Max coutent 75$ </text:span><text:span text:style-name="T8">pur l'un </text:span><text:span text:style-name="T6">et plus de 140$ </text:span><text:span text:style-name="T8">pour l'autre</text:span><text:span text:style-name="T6">. Le nano-ordinateurs le meilleur marché </text:span><text:span text:style-name="T8">sur lequel se concentre </text:span><text:span text:style-name="T6">Windows est donc le Raspberry Pi. Le fait qu'une multinationale comme Windows mette ainsi des efforts sur le Raspberry Pi montre que c'est un produit dans lequel il</text:span><text:span text:style-name="T7">s</text:span><text:span text:style-name="T6"> croi</text:span><text:span text:style-name="T7">en</text:span><text:span text:style-name="T6">t.</text:span></text:p>
      <text:p text:style-name="P4"/>
      <text:p text:style-name="P5"><text:a xlink:type="simple" xlink:href="https://www.raspbian.org/FrontPage" text:style-name="Internet_20_link" text:visited-style-name="Visited_20_Internet_20_Link"/></text:p>
      <text:p text:style-name="P9"><text:a xlink:type="simple" xlink:href="https://www.raspbian.org/FrontPage" text:style-name="Internet_20_link" text:visited-style-name="Visited_20_Internet_20_Link">https://www.raspbian.org/FrontPage</text:a></text:p>
      <text:p text:style-name="P6">Raspbian est un system d'exploitation Linux pour le Raspberry Pi. <text:span text:style-name="T10">Celui-ci est toujours en développement. </text:span>Il a été pensé pour tiré le meilleur du CPU. <text:s/>Celui-ci est basé sur le système d'exploitation Debian qui est lui même basé sur le développement de system d'exploitation sur des logiciels libres. <text:span text:style-name="T10">Puisque Raspbian est basé sur Devian, une grande partie de la documentation Devian est valide pour le Raspberry Pi.</text:span> <text:span text:style-name="T10">Rasbian n'est pas associé à la fondation Raspberry Pi, il a été créé par des fans du Raspberry Pi qui ont la même vision d'éducation. Il reste cependant </text:span></text:p>
      <text:p text:style-name="P1"/>
      <text:p text:style-name="P7"><text:a xlink:type="simple" xlink:href="https://developer.microsoft.com/en-us/windows/iot" text:style-name="Internet_20_link" text:visited-style-name="Visited_20_Internet_20_Link"><text:span text:style-name="T11">https://developer.microsoft.com/en-us/windows/iot</text:span></text:a></text:p>
      <text:p text:style-name="P8">Windows 10 IOT est disponible pour le Raspberry Pi. C'est un system d'exploitation <text:span text:style-name="T1">optimiser pour les petits appareils avec ou sans écran. Les efforts de supports pour cet OS sont sur quatre nanos-ordinateurs en particulié. Il s'agit du MinnowBoard Max, du DragonBoard 410c et du Rapberry Pi 3 et 2. Windows 10 IOT utilise le UWP, Universal Windows Platform. Ceci garantie que les applications conformes au UWP vont être compatible sur différentes machines de microsoft comme les ordinateurs personnels, mobiles et x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48S</meta:editing-duration>
    <meta:editing-cycles>10</meta:editing-cycles>
    <meta:generator>LibreOffice/5.3.0.3$Windows_X86_64 LibreOffice_project/7074905676c47b82bbcfbea1aeefc84afe1c50e1</meta:generator>
    <dc:date>2017-04-08T08:54:18.504000000</dc:date>
    <meta:document-statistic meta:table-count="0" meta:image-count="0" meta:object-count="0" meta:page-count="2" meta:paragraph-count="6" meta:word-count="364" meta:character-count="2324" meta:non-whitespace-character-count="1962"/>
    <meta:user-defined meta:name="Info 1"/>
    <meta:user-defined meta:name="Info 2"/>
    <meta:user-defined meta:name="Info 3"/>
    <meta:user-defined meta:name="Info 4"/>
  </office:meta>
</office:document-meta>
</file>